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d1c24" draw:marker-start-width="0.279cm" draw:marker-end-width="0.279cm" draw:fill="none" draw:opacity="50%" draw:opacity-name="" draw:textarea-horizontal-align="justify" draw:textarea-vertical-align="middle" draw:auto-grow-height="false" fo:min-height="1.698cm" fo:min-width="4.04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Ultrafine_20_2_20_Dots_20_3_20_Dashes" svg:stroke-width="0.053cm" svg:stroke-color="#ed1c24" draw:marker-start-width="0.279cm" draw:marker-end-width="0.279cm" draw:fill="none" draw:opacity="50%" draw:opacity-name="" draw:textarea-horizontal-align="justify" draw:textarea-vertical-align="middle" draw:auto-grow-height="false" fo:min-height="1.698cm" fo:min-width="4.048cm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825cm" fo:min-width="1.467cm" fo:padding-top="0.142cm" fo:padding-bottom="0.142cm" fo:padding-left="0.267cm" fo:padding-right="0.267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392cm" fo:min-width="0cm"/>
    </style:style>
    <style:style style:name="gr5" style:family="graphic" style:parent-style-name="standard">
      <style:graphic-properties draw:fill-color="#ef413d" draw:textarea-horizontal-align="justify" draw:textarea-vertical-align="middle" draw:auto-grow-height="false" fo:min-height="0.75cm" fo:min-width="2.499cm" fo:wrap-option="no-wrap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50%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ef413d"/>
      <style:paragraph-properties fo:text-align="center"/>
      <style:text-properties fo:color="#ffffff"/>
    </style:style>
    <style:style style:name="T1" style:family="text">
      <style:text-properties fo:language="en" fo:country="US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color="#ffffff"/>
    </style:style>
    <style:style style:name="T5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6cm" svg:height="2cm" svg:x="2.5cm" svg:y="2.1cm">
          <text:p text:style-name="P1"><text:span text:style-name="T1">Web Front</text:span> <text:span text:style-name="T1">end</text:span></text:p>
          <text:p text:style-name="P1"><text:span text:style-name="T1">(JavaScrip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2cm" svg:x="2.5cm" svg:y="5.6cm">
          <text:p text:style-name="P1"><text:span text:style-name="T1">Back</text:span> <text:span text:style-name="T1">end</text:span></text:p>
          <text:p text:style-name="P1"><text:span text:style-name="T1">(NodeJ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2cm" svg:x="2.5cm" svg:y="9.1cm">
          <text:p text:style-name="P1"><text:span text:style-name="T1">Spinne.py</text:span></text:p>
          <text:p text:style-name="P1"><text:span text:style-name="T1">(Python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.1cm" svg:x="8.2cm" svg:y="9.1cm">
          <text:p text:style-name="P3"><text:span text:style-name="T2">HDBSCAN</text:span></text:p>
          <text:p text:style-name="P3"><text:span text:style-name="T3">Mode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draw:layer="layout" svg:width="0.6cm" svg:height="0.8cm" svg:x="4.5cm" svg:y="7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cm" svg:height="0.8cm" svg:x="4.5cm" svg:y="4.4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7" draw:layer="layout" svg:width="2.999cm" svg:height="1cm" svg:x="8.401cm" svg:y="4.8cm">
          <text:p text:style-name="P6"><text:span text:style-name="T4">HTTP</text:span></text:p>
          <draw:enhanced-geometry svg:viewBox="0 0 21600 21600" draw:mirror-horizontal="false" draw:type="line-callout-1" draw:modifiers="-23169.6 1078.92107892108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7" draw:layer="layout" svg:width="2.999cm" svg:height="1cm" svg:x="8.4cm" svg:y="7.3cm">
          <text:p text:style-name="P6"><text:span text:style-name="T5">Shell command</text:span></text:p>
          <draw:enhanced-geometry svg:viewBox="0 0 21600 21600" draw:mirror-horizontal="false" draw:type="line-callout-1" draw:modifiers="-22370.4 20283.7162837163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5" draw:layer="layout" svg:width="0.5cm" svg:height="0.5cm" svg:x="7.4cm" svg:y="9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13:05:47.386444952</meta:creation-date>
    <dc:date>2019-11-03T14:27:09.208509288</dc:date>
    <meta:editing-duration>PT19M43S</meta:editing-duration>
    <meta:editing-cycles>4</meta:editing-cycles>
    <meta:generator>LibreOffice/6.0.7.3$Linux_X86_64 LibreOffice_project/00m0$Build-3</meta:generator>
    <meta:document-statistic meta:object-count="9"/>
  </office:meta>
</office:document-meta>
</file>